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aco" officeooo:rsid="001e4823" officeooo:paragraph-rsid="001e4823"/>
    </style:style>
    <style:style style:name="P2" style:family="paragraph" style:parent-style-name="Standard">
      <style:text-properties fo:color="#c9211e" style:font-name="Monaco" officeooo:rsid="001e4823" officeooo:paragraph-rsid="001e4823"/>
    </style:style>
    <style:style style:name="P3" style:family="paragraph" style:parent-style-name="Standard">
      <style:text-properties fo:color="#c9211e" style:font-name="Monaco" fo:font-size="16pt" officeooo:rsid="001e4823" officeooo:paragraph-rsid="001e4823" style:font-size-asian="16pt" style:font-size-complex="16pt"/>
    </style:style>
    <style:style style:name="P4" style:family="paragraph" style:parent-style-name="Standard">
      <style:text-properties fo:color="#ffff00" style:font-name="Monaco" officeooo:rsid="001e4823" officeooo:paragraph-rsid="001e4823"/>
    </style:style>
    <style:style style:name="P5" style:family="paragraph" style:parent-style-name="Standard">
      <style:text-properties fo:color="#ffff00" style:font-name="Monaco" officeooo:rsid="001e4823" officeooo:paragraph-rsid="001ea0a3"/>
    </style:style>
    <style:style style:name="P6" style:family="paragraph" style:parent-style-name="Standard">
      <style:text-properties fo:color="#ffff00" style:font-name="Monaco" officeooo:rsid="001ea0a3" officeooo:paragraph-rsid="001ea0a3"/>
    </style:style>
    <style:style style:name="T1" style:family="text">
      <style:text-properties officeooo:rsid="001ea0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atiques à r<text:span text:style-name="T1">é</text:span>soudre :</text:p>
      <text:p text:style-name="P1"/>
      <text:p text:style-name="P2">Animations (Pixi.js):</text:p>
      <text:p text:style-name="P4">1) Faire des déplacements fluides (gauche, bas, droite, haut)</text:p>
      <text:p text:style-name="P4">2) Faire des sauts</text:p>
      <text:p text:style-name="P4">3) Courir, <text:span text:style-name="T1">sauter, règles de gravités</text:span></text:p>
      <text:p text:style-name="P4">4) Construire un sol, mur, obstacles</text:p>
      <text:p text:style-name="P4">5) Implementer une map</text:p>
      <text:p text:style-name="P4">6) Detecter des collisions / gerer combat</text:p>
      <text:p text:style-name="P1"/>
      <text:p text:style-name="P2">Node.js :</text:p>
      <text:p text:style-name="P4">1) Importer correctement des modules sur des projets js.</text:p>
      <text:p text:style-name="P5">2) Maitriser <text:span text:style-name="T1">Express</text:span></text:p>
      <text:p text:style-name="P5"><text:span text:style-name="T1">3) Implémenter solution pour le debugger</text:span></text:p>
      <text:p text:style-name="P5"><text:span text:style-name="T1">4) externaliser les données statiques sur des json lus à distances</text:span></text:p>
      <text:p text:style-name="P5"><text:span text:style-name="T1">5) Implémenter solution test/audit du code</text:span> </text:p>
      <text:p text:style-name="P1"/>
      <text:p text:style-name="P2">React :</text:p>
      <text:p text:style-name="P4">1) Affichage composants composés de composants</text:p>
      <text:p text:style-name="P5">2) Elaboration d’un menu,</text:p>
      <text:p text:style-name="P5"><text:span text:style-name="T1">3) Data bindings</text:span> </text:p>
      <text:p text:style-name="P4"><text:span text:style-name="T1">4</text:span>) Implémentation de Pixi.js</text:p>
      <text:p text:style-name="P6">5) Builder la React App sur une platform au choix</text:p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9T00:21:29.098604566</meta:creation-date>
    <dc:date>2020-10-09T00:38:44.482910845</dc:date>
    <meta:editing-duration>PT7M5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108" meta:character-count="670" meta:non-whitespace-character-count="579"/>
  </office:meta>
</office:document-meta>
</file>